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Ultrafine_20_2_20_Dots_20_3_20_Dashes" svg:stroke-color="#000000" draw:fill="none" draw:fill-color="#ffffff" fo:min-height="24.261cm"/>
    </style:style>
    <style:style style:name="gr2" style:family="graphic" style:parent-style-name="standard">
      <style:graphic-properties draw:stroke="solid" draw:stroke-dash="Ultrafine_20_2_20_Dots_20_3_20_Dashes" svg:stroke-color="#000000" draw:fill="none" draw:fill-color="#ffffff" fo:min-height="1.147cm"/>
    </style:style>
    <style:style style:name="gr3" style:family="graphic" style:parent-style-name="standard">
      <style:graphic-properties draw:stroke="solid" draw:stroke-dash="Ultrafine_20_2_20_Dots_20_3_20_Dashes" svg:stroke-color="#000000" draw:fill="none" draw:fill-color="#ffffff" fo:min-height="4.269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4.58cm"/>
    </style:style>
    <style:style style:name="gr5" style:family="graphic" style:parent-style-name="standard">
      <style:graphic-properties draw:textarea-horizontal-align="justify" draw:textarea-vertical-align="middle" draw:auto-grow-height="false" fo:min-height="3.179cm" fo:min-width="13.343cm"/>
    </style:style>
    <style:style style:name="gr6" style:family="graphic" style:parent-style-name="standard">
      <style:graphic-properties draw:textarea-horizontal-align="justify" draw:textarea-vertical-align="middle" draw:auto-grow-height="false" fo:min-height="3.306cm" fo:min-width="3.056cm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891cm" svg:height="24.511cm" svg:x="2.016cm" svg:y="1.762cm">
          <draw:text-box>
            <text:p>Background img = Colorful background of famous people</text:p>
            <text:p/>
          </draw:text-box>
        </draw:frame>
        <draw:frame draw:style-name="gr2" draw:text-style-name="P1" draw:layer="layout" svg:width="11.556cm" svg:height="1.657cm" svg:x="3.794cm" svg:y="3.032cm">
          <draw:text-box>
            <text:p><text:tab/><text:tab/><text:tab/>SITE TITLE</text:p>
            <text:p/>
          </draw:text-box>
        </draw:frame>
        <draw:frame draw:style-name="gr3" draw:text-style-name="P1" draw:layer="layout" svg:width="11.556cm" svg:height="4.519cm" svg:x="3.921cm" svg:y="5.244cm">
          <draw:text-box>
            <text:p><text:tab/><text:tab/></text:p>
            <text:p>Area to input Famous Person</text:p>
            <text:p/>
          </draw:text-box>
        </draw:frame>
        <draw:custom-shape draw:style-name="gr4" draw:text-style-name="P2" draw:layer="layout" svg:width="5.08cm" svg:height="1.397cm" svg:x="8.112cm" svg:y="7.731cm">
          <text:p text:style-name="P2">Button</text:p>
          <draw:enhanced-geometry svg:viewBox="0 0 21600 21600" draw:type="rectangle" draw:enhanced-path="M 0 0 L 21600 0 21600 21600 0 21600 0 0 Z N"/>
        </draw:custom-shape>
        <draw:custom-shape draw:style-name="gr5" draw:text-style-name="P2" draw:layer="layout" svg:width="13.843cm" svg:height="3.429cm" svg:x="3.794cm" svg:y="10.525cm">
          <text:p text:style-name="P2">Wikipedia Picture</text:p>
          <text:p text:style-name="P2">Wikipedia Text Response 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3.556cm" svg:x="3.413cm" svg:y="15.351cm">
          <text:p text:style-name="P2">Youtube</text:p>
          <text:p text:style-name="P2">Video</text:p>
          <text:p text:style-name="P2">1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3.556cm" svg:x="8.413cm" svg:y="15.351cm">
          <text:p text:style-name="P2">Youtube</text:p>
          <text:p text:style-name="P2">Video</text:p>
          <text:p text:style-name="P2">2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3.556cm" svg:x="13.613cm" svg:y="15.351cm">
          <text:p text:style-name="P2">Youtube</text:p>
          <text:p text:style-name="P2">Video</text:p>
          <text:p text:style-name="P2">3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3.556cm" svg:x="3.413cm" svg:y="19.351cm">
          <text:p text:style-name="P2">Youtube</text:p>
          <text:p text:style-name="P2">Video</text:p>
          <text:p text:style-name="P2">4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3.556cm" svg:x="8.413cm" svg:y="19.351cm">
          <text:p text:style-name="P2">Youtube</text:p>
          <text:p text:style-name="P2">Video</text:p>
          <text:p text:style-name="P2">5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3.556cm" svg:height="3.556cm" svg:x="13.613cm" svg:y="19.251cm">
          <text:p text:style-name="P2">Youtube</text:p>
          <text:p text:style-name="P2">Video</text:p>
          <text:p text:style-name="P2">6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1.556cm" svg:height="2.36cm" svg:x="3.794cm" svg:y="23.733cm">
          <draw:text-box>
            <text:p>Link to Youtube <text:s text:c="4"/>Link to Wikipedia</text:p>
            <text:p><text:tab/>Contact info and links</text:p>
            <text:p/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Ultrafine_20_2_20_Dots_20_3_20_Dashes" draw:display-name="Ultrafine 2 Dots 3 Dashes" draw:style="rect" draw:dots1="2" draw:dots1-length="0.051cm" draw:dots2="3" draw:dots2-length="0.254cm" draw:distance="0.127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13:53:29.217840103</meta:creation-date>
    <dc:date>2017-10-06T14:08:41.755931260</dc:date>
    <meta:editing-duration>PT4M9S</meta:editing-duration>
    <meta:editing-cycles>1</meta:editing-cycles>
    <meta:document-statistic meta:object-count="12"/>
    <meta:generator>LibreOffice/5.3.4.2$Linux_X86_64 LibreOffice_project/f82d347ccc0be322489bf7da61d7e4ad13fe2ff3</meta:generator>
  </office:meta>
</office:document-meta>
</file>